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131cm" draw:shadow="hidden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textarea-vertical-align="middle" draw:shadow="hidden"/>
    </style:style>
    <style:style style:name="gr4" style:family="graphic" style:parent-style-name="standard">
      <style:graphic-properties draw:textarea-vertical-align="middle" draw:shadow="hidden"/>
    </style:style>
    <style:style style:name="gr5" style:family="graphic" style:parent-style-name="standard">
      <style:graphic-properties draw:textarea-horizontal-align="right" draw:textarea-vertical-align="middle" draw:shadow="hidden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right" draw:textarea-vertical-align="middle" draw:fit-to-size="fals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635cm"/>
    </style:style>
    <style:style style:name="gr10" style:family="graphic" style:parent-style-name="standard">
      <style:graphic-properties draw:stroke="none" svg:stroke-color="#000000" draw:fill="none" draw:fill-color="#ffffff" fo:min-height="0.762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objectwithoutfill">
      <style:graphic-properties draw:marker-end="Arrow" draw:marker-end-width="0.3cm" draw:fill="none"/>
    </style:style>
    <style:style style:name="gr13" style:family="graphic" style:parent-style-name="standard">
      <style:graphic-properties draw:textarea-horizontal-align="center"/>
    </style:style>
    <style:style style:name="gr14" style:family="graphic" style:parent-style-name="standard">
      <style:graphic-properties draw:textarea-horizontal-align="center" draw:textarea-vertical-align="bottom"/>
    </style:style>
    <style:style style:name="gr15" style:family="graphic" style:parent-style-name="standard">
      <style:graphic-properties draw:textarea-horizontal-align="lef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  <style:text-properties style:text-underline-style="none"/>
    </style:style>
    <style:style style:name="P4" style:family="paragraph">
      <style:paragraph-properties fo:text-align="star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9.779cm" svg:height="1.675cm" svg:x="1.254cm" svg:y="1.254cm">
          <draw:text-box>
            <text:p>Eric Rouse, Assignment 1 Problem 1:</text:p>
          </draw:text-box>
        </draw:frame>
        <draw:custom-shape draw:style-name="gr2" draw:text-style-name="P1" xml:id="id2" draw:id="id2" draw:layer="layout" svg:width="4.318cm" svg:height="1.397cm" svg:x="6.207cm" svg:y="5.763cm">
          <draw:glue-point draw:id="4" svg:x="-3.529cm" svg:y="-4.996cm"/>
          <draw:glue-point draw:id="5" svg:x="-1.764cm" svg:y="-4.996cm"/>
          <draw:glue-point draw:id="6" svg:x="1.764cm" svg:y="-4.996cm"/>
          <draw:glue-point draw:id="7" svg:x="3.823cm" svg:y="-4.996cm"/>
          <draw:glue-point draw:id="8" svg:x="5cm" svg:y="5.003cm"/>
          <draw:glue-point draw:id="9" svg:x="5cm" svg:y="0.909cm"/>
          <text:p text:style-name="P1">plan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3.302cm" svg:height="1.397cm" svg:x="1.635cm" svg:y="3.064cm">
          <text:p text:style-name="P1"><text:span text:style-name="T1">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3.302cm" svg:height="1.397cm" svg:x="10.398cm" svg:y="3.064cm">
          <text:p text:style-name="P1">m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3.302cm" svg:height="1.397cm" svg:x="5.953cm" svg:y="3.064cm">
          <text:p text:style-name="P1">radi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454cm" svg:y1="4.257cm" svg:x2="6.843cm" svg:y2="5.764cm" draw:start-shape="id1" draw:start-glue-point="9" draw:end-shape="id2" draw:end-glue-point="4" svg:d="m4454 4257v855h2389v652" svg:viewBox="0 0 2390 1508">
          <text:p/>
        </draw:connector>
        <draw:connector draw:style-name="gr3" draw:text-style-name="P1" draw:layer="layout" svg:x1="7.604cm" svg:y1="4.461cm" svg:x2="7.605cm" svg:y2="5.764cm" draw:start-shape="id3" draw:start-glue-point="8" draw:end-shape="id2" draw:end-glue-point="5" svg:d="m7604 4461v651h1v652" svg:viewBox="0 0 2 1304">
          <text:p/>
        </draw:connector>
        <draw:connector draw:style-name="gr3" draw:text-style-name="P1" draw:layer="layout" svg:x1="10.881cm" svg:y1="4.257cm" svg:x2="9.127cm" svg:y2="5.764cm" draw:start-shape="id4" draw:start-glue-point="7" draw:end-shape="id2" draw:end-glue-point="6" svg:d="m10881 4257v855h-1754v652" svg:viewBox="0 0 1755 1508">
          <text:p/>
        </draw:connector>
        <draw:custom-shape draw:style-name="gr2" draw:text-style-name="P1" xml:id="id5" draw:id="id5" draw:layer="layout" svg:width="3.302cm" svg:height="1.397cm" svg:x="14.335cm" svg:y="3.032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4.818cm" svg:y1="4.225cm" svg:x2="10.016cm" svg:y2="5.764cm" draw:start-shape="id5" draw:start-glue-point="7" draw:end-shape="id2" draw:end-glue-point="7" svg:d="m14818 4225v871h-4802v668" svg:viewBox="0 0 4803 1540">
          <text:p/>
        </draw:connector>
        <draw:custom-shape draw:style-name="gr2" draw:text-style-name="P1" xml:id="id9" draw:id="id9" draw:layer="layout" svg:width="2.921cm" svg:height="3.302cm" svg:x="20.177cm" svg:y="1.889cm">
          <draw:glue-point draw:id="8" svg:x="-1.954cm" svg:y="3.076cm"/>
          <draw:glue-point draw:id="9" svg:x="-3.693cm" svg:y="1.153cm"/>
          <draw:glue-point draw:id="10" svg:x="0.219cm" svg:y="4.615cm"/>
          <text:p text:style-name="P1">special_types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6" draw:id="id6" draw:layer="layout" svg:width="3.937cm" svg:height="1.524cm" svg:x="19.669cm" svg:y="5.826cm">
          <draw:glue-point draw:id="4" svg:x="5.001cm" svg:y="-2.5cm"/>
          <draw:glue-point draw:id="5" svg:x="5.001cm" svg:y="2.5cm"/>
          <draw:glue-point draw:id="6" svg:x="0.485cm" svg:y="-5cm"/>
          <text:p text:style-name="P1">gas_giant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3.683cm" svg:height="1.651cm" svg:x="24.114cm" svg:y="4.81cm">
          <text:p text:style-name="P1">atm_dens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3.683cm" svg:height="1.651cm" svg:x="24.114cm" svg:y="6.842cm">
          <text:p text:style-name="P1">primary_g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605cm" svg:y1="6.969cm" svg:x2="24.114cm" svg:y2="7.668cm" draw:start-shape="id6" draw:start-glue-point="5" draw:end-shape="id7" draw:end-glue-point="6" svg:d="m23605 6969h254v699h255" svg:viewBox="0 0 510 700">
          <text:p/>
        </draw:connector>
        <draw:connector draw:style-name="gr3" draw:text-style-name="P1" draw:layer="layout" svg:x1="23.605cm" svg:y1="6.207cm" svg:x2="24.114cm" svg:y2="5.636cm" draw:start-shape="id6" draw:start-glue-point="4" draw:end-shape="id8" draw:end-glue-point="6" svg:d="m23605 6207h254v-571h255" svg:viewBox="0 0 510 572">
          <text:p/>
        </draw:connector>
        <draw:connector draw:style-name="gr4" draw:text-style-name="P1" draw:layer="layout" svg:x1="21.638cm" svg:y1="5.191cm" svg:x2="21.637cm" svg:y2="5.826cm" draw:start-shape="id9" draw:start-glue-point="6" draw:end-shape="id6" draw:end-glue-point="0" svg:d="m21638 5191v318h-1v317" svg:viewBox="0 0 2 636">
          <text:p text:style-name="P1">1</text:p>
        </draw:connector>
        <draw:custom-shape draw:style-name="gr2" draw:text-style-name="P1" xml:id="id10" draw:id="id10" draw:layer="layout" svg:width="3.937cm" svg:height="1.524cm" svg:x="19.669cm" svg:y="10.144cm">
          <draw:glue-point draw:id="4" svg:x="5.001cm" svg:y="-2.5cm"/>
          <draw:glue-point draw:id="5" svg:x="5.001cm" svg:y="2.5cm"/>
          <text:p text:style-name="P1">ice_planet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3.683cm" svg:height="1.651cm" svg:x="24.114cm" svg:y="9.128cm">
          <text:p text:style-name="P1">surf_dpt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3.683cm" svg:height="1.651cm" svg:x="24.114cm" svg:y="11.16cm">
          <text:p text:style-name="P1">ice_m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605cm" svg:y1="11.287cm" svg:x2="24.114cm" svg:y2="11.986cm" draw:start-shape="id10" draw:start-glue-point="5" draw:end-shape="id11" draw:end-glue-point="6" svg:d="m23605 11287h254v699h255" svg:viewBox="0 0 510 700">
          <text:p/>
        </draw:connector>
        <draw:connector draw:style-name="gr3" draw:text-style-name="P1" draw:layer="layout" svg:x1="23.605cm" svg:y1="10.525cm" svg:x2="24.114cm" svg:y2="9.954cm" draw:start-shape="id10" draw:start-glue-point="4" draw:end-shape="id12" draw:end-glue-point="6" svg:d="m23605 10525h254v-571h255" svg:viewBox="0 0 510 572">
          <text:p/>
        </draw:connector>
        <draw:custom-shape draw:style-name="gr2" draw:text-style-name="P1" xml:id="id13" draw:id="id13" draw:layer="layout" svg:width="3.937cm" svg:height="1.524cm" svg:x="19.669cm" svg:y="14.589cm">
          <draw:glue-point draw:id="4" svg:x="5.001cm" svg:y="-2.5cm"/>
          <draw:glue-point draw:id="5" svg:x="5.001cm" svg:y="2.5cm"/>
          <text:p text:style-name="P1">terrestrial</text:p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3.683cm" svg:height="1.651cm" svg:x="24.114cm" svg:y="13.573cm">
          <text:p text:style-name="P1">surf_tem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" draw:id="id14" draw:layer="layout" svg:width="3.683cm" svg:height="1.651cm" svg:x="24.114cm" svg:y="15.605cm">
          <text:p text:style-name="P1">surf_h2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605cm" svg:y1="15.732cm" svg:x2="24.114cm" svg:y2="16.431cm" draw:start-shape="id13" draw:start-glue-point="5" draw:end-shape="id14" draw:end-glue-point="6" svg:d="m23605 15732h254v699h255" svg:viewBox="0 0 510 700">
          <text:p/>
        </draw:connector>
        <draw:connector draw:style-name="gr3" draw:text-style-name="P1" draw:layer="layout" svg:x1="23.605cm" svg:y1="14.97cm" svg:x2="24.114cm" svg:y2="14.399cm" draw:start-shape="id13" draw:start-glue-point="4" draw:end-shape="id15" draw:end-glue-point="6" svg:d="m23605 14970h254v-571h255" svg:viewBox="0 0 510 572">
          <text:p/>
        </draw:connector>
        <draw:custom-shape draw:style-name="gr2" draw:text-style-name="P2" xml:id="id16" draw:id="id16" draw:layer="layout" svg:width="3.302cm" svg:height="1.397cm" svg:x="19.986cm" svg:y="7.985cm">
          <text:p text:style-name="P1"><text:span text:style-name="T1">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7" draw:id="id17" draw:layer="layout" svg:width="3.302cm" svg:height="1.397cm" svg:x="19.986cm" svg:y="12.303cm">
          <text:p text:style-name="P1"><text:span text:style-name="T1">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8" draw:id="id18" draw:layer="layout" svg:width="3.302cm" svg:height="1.397cm" svg:x="19.986cm" svg:y="16.621cm">
          <text:p text:style-name="P1"><text:span text:style-name="T1">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1.637cm" svg:y1="7.985cm" svg:x2="21.637cm" svg:y2="7.35cm" draw:start-shape="id16" draw:start-glue-point="4" draw:end-shape="id6" draw:end-glue-point="2" svg:d="m21637 7985v-635" svg:viewBox="0 0 1 636">
          <text:p/>
        </draw:connector>
        <draw:connector draw:style-name="gr3" draw:text-style-name="P1" draw:layer="layout" svg:x1="21.637cm" svg:y1="12.303cm" svg:x2="21.637cm" svg:y2="11.668cm" draw:start-shape="id17" draw:start-glue-point="4" draw:end-shape="id10" draw:end-glue-point="2" svg:d="m21637 12303v-635" svg:viewBox="0 0 1 636">
          <text:p/>
        </draw:connector>
        <draw:connector draw:style-name="gr3" draw:text-style-name="P1" draw:layer="layout" svg:x1="21.637cm" svg:y1="16.621cm" svg:x2="21.637cm" svg:y2="16.113cm" draw:start-shape="id18" draw:start-glue-point="4" draw:end-shape="id13" draw:end-glue-point="2" svg:d="m21637 16621v-508" svg:viewBox="0 0 1 509">
          <text:p/>
        </draw:connector>
        <draw:custom-shape draw:style-name="gr2" draw:text-style-name="P1" xml:id="id19" draw:id="id19" draw:layer="layout" svg:width="2.921cm" svg:height="3.302cm" svg:x="1.953cm" svg:y="4.81cm">
          <draw:glue-point draw:id="8" svg:x="-1.954cm" svg:y="3.076cm"/>
          <draw:glue-point draw:id="9" svg:x="-3.693cm" svg:y="1.153cm"/>
          <text:p text:style-name="P1">oribitees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4.874cm" svg:y1="6.461cm" svg:x2="6.207cm" svg:y2="6.461cm" draw:start-shape="id19" draw:start-glue-point="7" draw:end-shape="id2" draw:end-glue-point="3" svg:d="m4874 6461h1333" svg:viewBox="0 0 1334 1">
          <text:p text:style-name="P1">1</text:p>
        </draw:connector>
        <draw:custom-shape draw:style-name="gr2" draw:text-style-name="P1" xml:id="id20" draw:id="id20" draw:layer="layout" svg:width="4.318cm" svg:height="1.397cm" svg:x="1.254cm" svg:y="10.144cm">
          <draw:glue-point draw:id="4" svg:x="5.002cm" svg:y="3.185cm"/>
          <draw:glue-point draw:id="5" svg:x="5cm" svg:y="-3.178cm"/>
          <draw:glue-point draw:id="6" svg:x="3.235cm" svg:y="-5.01cm"/>
          <draw:glue-point draw:id="7" svg:x="3.235cm" svg:y="5.003cm"/>
          <text:p text:style-name="P1">satellit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3.414cm" svg:y1="8.112cm" svg:x2="3.413cm" svg:y2="10.144cm" draw:end-shape="id20" draw:end-glue-point="0" svg:d="m3414 8112v765h-1v1267" svg:viewBox="0 0 2 2033">
          <text:p text:style-name="P1">N</text:p>
        </draw:connector>
        <draw:custom-shape draw:style-name="gr2" draw:text-style-name="P2" xml:id="id23" draw:id="id23" draw:layer="layout" svg:width="3.302cm" svg:height="1.397cm" svg:x="4.81cm" svg:y="8.62cm">
          <text:p text:style-name="P1"><text:span text:style-name="T1">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4" draw:id="id24" draw:layer="layout" svg:width="3.302cm" svg:height="1.397cm" svg:x="6.461cm" svg:y="10.144cm">
          <text:p text:style-name="P1"><text:span text:style-name="T2">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2" draw:id="id22" draw:layer="layout" svg:width="3.302cm" svg:height="1.397cm" svg:x="5.445cm" svg:y="11.922cm">
          <text:p text:style-name="P1"><text:span text:style-name="T2">ma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1" draw:id="id21" draw:layer="layout" svg:width="3.302cm" svg:height="1.397cm" svg:x="1.127cm" svg:y="11.922cm">
          <text:p text:style-name="P1"><text:span text:style-name="T2">orb_perio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429cm" svg:y1="12.621cm" svg:x2="4.809cm" svg:y2="11.54cm" draw:start-shape="id21" draw:start-glue-point="10" draw:end-shape="id20" draw:end-glue-point="7" svg:d="m4429 12621h380v-1081" svg:viewBox="0 0 381 1082">
          <text:p/>
        </draw:connector>
        <draw:connector draw:style-name="gr3" draw:text-style-name="P1" draw:layer="layout" svg:x1="5.572cm" svg:y1="11.286cm" svg:x2="5.928cm" svg:y2="12.126cm" draw:start-shape="id20" draw:start-glue-point="4" draw:end-shape="id22" draw:end-glue-point="5" svg:d="m5572 11286h356v840" svg:viewBox="0 0 357 841">
          <text:p/>
        </draw:connector>
        <draw:connector draw:style-name="gr3" draw:text-style-name="P1" draw:layer="layout" svg:x1="4.809cm" svg:y1="10.144cm" svg:x2="4.81cm" svg:y2="9.319cm" draw:start-shape="id20" draw:start-glue-point="6" draw:end-shape="id23" draw:end-glue-point="6" svg:d="m4809 10144v-825h1" svg:viewBox="0 0 2 826">
          <text:p/>
        </draw:connector>
        <draw:connector draw:style-name="gr3" draw:text-style-name="P1" draw:layer="layout" svg:x1="5.572cm" svg:y1="10.399cm" svg:x2="6.461cm" svg:y2="10.843cm" draw:start-shape="id20" draw:start-glue-point="5" draw:end-shape="id24" draw:end-glue-point="6" svg:d="m5572 10399h445v444h444" svg:viewBox="0 0 890 445">
          <text:p/>
        </draw:connector>
        <draw:custom-shape draw:style-name="gr2" draw:text-style-name="P1" xml:id="id25" draw:id="id25" draw:layer="layout" svg:width="2.921cm" svg:height="3.302cm" svg:x="7.731cm" svg:y="17.002cm">
          <draw:glue-point draw:id="8" svg:x="-1.954cm" svg:y="3.076cm"/>
          <draw:glue-point draw:id="9" svg:x="-3.693cm" svg:y="1.153cm"/>
          <text:p text:style-name="P1">oribits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2.921cm" svg:height="3.302cm" svg:x="1.954cm" svg:y="4.81cm">
          <draw:glue-point draw:id="8" svg:x="-1.954cm" svg:y="3.076cm"/>
          <draw:glue-point draw:id="9" svg:x="-3.693cm" svg:y="1.153cm"/>
          <text:p text:style-name="P1">oribitees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26" draw:id="id26" draw:layer="layout" svg:width="4.318cm" svg:height="1.397cm" svg:x="11.541cm" svg:y="17.955cm">
          <draw:glue-point draw:id="4" svg:x="1.176cm" svg:y="5.003cm"/>
          <draw:glue-point draw:id="5" svg:x="-0.882cm" svg:y="-5.01cm"/>
          <draw:glue-point draw:id="6" svg:x="0.882cm" svg:y="-5.01cm"/>
          <draw:glue-point draw:id="7" svg:x="-1.47cm" svg:y="5.003cm"/>
          <draw:glue-point draw:id="8" svg:x="5cm" svg:y="3.636cm"/>
          <text:p text:style-name="P1">star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0.652cm" svg:y1="18.653cm" svg:x2="11.541cm" svg:y2="18.653cm" draw:start-shape="id25" draw:start-glue-point="7" draw:end-shape="id26" draw:end-glue-point="3" svg:d="m10652 18653h889" svg:viewBox="0 0 890 1">
          <text:p text:style-name="P1">1</text:p>
        </draw:connector>
        <draw:custom-shape draw:style-name="gr2" draw:text-style-name="P1" xml:id="id31" draw:id="id31" draw:layer="layout" svg:width="2.921cm" svg:height="3.302cm" svg:x="13.319cm" svg:y="22.844cm">
          <draw:glue-point draw:id="8" svg:x="-1.954cm" svg:y="3.076cm"/>
          <draw:glue-point draw:id="9" svg:x="-3.693cm" svg:y="1.153cm"/>
          <text:p text:style-name="P1">sys_type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7" draw:id="id27" draw:layer="layout" svg:width="3.302cm" svg:height="1.397cm" svg:x="10.144cm" svg:y="16.24cm">
          <text:p text:style-name="P1"><text:span text:style-name="T1">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8" draw:id="id28" draw:layer="layout" svg:width="3.302cm" svg:height="1.397cm" svg:x="13.954cm" svg:y="16.24cm">
          <text:p text:style-name="P1"><text:span text:style-name="T2">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0" draw:id="id30" draw:layer="layout" svg:width="3.302cm" svg:height="1.397cm" svg:x="13.827cm" svg:y="19.669cm">
          <text:p text:style-name="P1"><text:span text:style-name="T2">ma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9" draw:id="id29" draw:layer="layout" svg:width="3.302cm" svg:height="1.397cm" svg:x="10.144cm" svg:y="19.669cm">
          <text:p text:style-name="P1"><text:span text:style-name="T2">orb_perio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32cm" svg:y1="17.955cm" svg:x2="12.963cm" svg:y2="17.433cm" draw:start-shape="id26" draw:start-glue-point="5" draw:end-shape="id27" draw:end-glue-point="9" svg:d="m13320 17955v-159h-357v-363" svg:viewBox="0 0 358 523">
          <text:p/>
        </draw:connector>
        <draw:connector draw:style-name="gr3" draw:text-style-name="P1" draw:layer="layout" svg:x1="14.08cm" svg:y1="17.955cm" svg:x2="14.437cm" svg:y2="17.433cm" draw:start-shape="id26" draw:start-glue-point="6" draw:end-shape="id28" draw:end-glue-point="7" svg:d="m14080 17955v-159h357v-363" svg:viewBox="0 0 358 523">
          <text:p/>
        </draw:connector>
        <draw:connector draw:style-name="gr3" draw:text-style-name="P1" draw:layer="layout" svg:x1="13.066cm" svg:y1="19.351cm" svg:x2="11.795cm" svg:y2="19.669cm" draw:start-shape="id26" draw:start-glue-point="7" draw:end-shape="id29" draw:end-glue-point="4" svg:d="m13066 19351v159h-1271v159" svg:viewBox="0 0 1272 319">
          <text:p/>
        </draw:connector>
        <draw:connector draw:style-name="gr3" draw:text-style-name="P1" draw:layer="layout" svg:x1="14.207cm" svg:y1="19.351cm" svg:x2="15.478cm" svg:y2="19.669cm" draw:start-shape="id26" draw:start-glue-point="4" draw:end-shape="id30" draw:end-glue-point="4" svg:d="m14207 19351v159h1271v159" svg:viewBox="0 0 1272 319">
          <text:p/>
        </draw:connector>
        <draw:custom-shape draw:style-name="gr2" draw:text-style-name="P1" xml:id="id32" draw:id="id32" draw:layer="layout" svg:width="4.318cm" svg:height="1.397cm" svg:x="5.318cm" svg:y="23.797cm">
          <draw:glue-point draw:id="4" svg:x="1.176cm" svg:y="5.003cm"/>
          <draw:glue-point draw:id="5" svg:x="-0.882cm" svg:y="-5.01cm"/>
          <draw:glue-point draw:id="6" svg:x="0.882cm" svg:y="-5.01cm"/>
          <draw:glue-point draw:id="7" svg:x="-1.47cm" svg:y="5.003cm"/>
          <text:p text:style-name="P1">other_st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3" draw:id="id33" draw:layer="layout" svg:width="3.302cm" svg:height="1.397cm" svg:x="3.667cm" svg:y="22.018cm">
          <text:p text:style-name="P1"><text:span text:style-name="T1">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4" draw:id="id34" draw:layer="layout" svg:width="3.302cm" svg:height="1.397cm" svg:x="8.112cm" svg:y="22.018cm">
          <text:p text:style-name="P1"><text:span text:style-name="T2">pri_or_com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319cm" svg:y1="24.495cm" svg:x2="9.636cm" svg:y2="24.495cm" draw:start-shape="id31" draw:start-glue-point="5" draw:end-shape="id32" draw:end-glue-point="1" svg:d="m13319 24495h-3683" svg:viewBox="0 0 3684 1">
          <text:p/>
        </draw:connector>
        <draw:connector draw:style-name="gr3" draw:text-style-name="P1" draw:layer="layout" svg:x1="6.486cm" svg:y1="23.211cm" svg:x2="7.097cm" svg:y2="23.797cm" draw:start-shape="id33" draw:start-glue-point="9" draw:end-shape="id32" draw:end-glue-point="5" svg:d="m6486 23211v395h611v191" svg:viewBox="0 0 612 587">
          <text:p/>
        </draw:connector>
        <draw:connector draw:style-name="gr3" draw:text-style-name="P1" draw:layer="layout" svg:x1="7.857cm" svg:y1="23.797cm" svg:x2="8.595cm" svg:y2="23.211cm" draw:start-shape="id32" draw:start-glue-point="6" draw:end-shape="id34" draw:end-glue-point="7" svg:d="m7857 23797v-191h738v-395" svg:viewBox="0 0 739 587">
          <text:p/>
        </draw:connector>
        <draw:custom-shape draw:style-name="gr2" draw:text-style-name="P1" xml:id="id35" draw:id="id35" draw:layer="layout" svg:width="2.921cm" svg:height="3.302cm" svg:x="19.796cm" svg:y="19.415cm">
          <draw:glue-point draw:id="8" svg:x="-1.954cm" svg:y="3.076cm"/>
          <draw:glue-point draw:id="9" svg:x="-3.693cm" svg:y="1.153cm"/>
          <text:p text:style-name="P1">contained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line-skew="1.461cm" svg:x1="15.859cm" svg:y1="18.653cm" svg:x2="19.796cm" svg:y2="21.066cm" draw:start-shape="id26" draw:start-glue-point="1" draw:end-shape="id35" draw:end-glue-point="5" svg:d="m15859 18653h3429v2413h508" svg:viewBox="0 0 3938 2414">
          <text:p text:style-name="P1">N</text:p>
        </draw:connector>
        <draw:custom-shape draw:style-name="gr2" draw:text-style-name="P1" xml:id="id36" draw:id="id36" draw:layer="layout" svg:width="4.318cm" svg:height="1.397cm" svg:x="23.352cm" svg:y="20.368cm">
          <draw:glue-point draw:id="4" svg:x="1.176cm" svg:y="5.003cm"/>
          <draw:glue-point draw:id="5" svg:x="-0.882cm" svg:y="-5.01cm"/>
          <draw:glue-point draw:id="6" svg:x="0.882cm" svg:y="-5.01cm"/>
          <draw:glue-point draw:id="7" svg:x="-1.47cm" svg:y="5.003cm"/>
          <draw:glue-point draw:id="8" svg:x="5cm" svg:y="3.636cm"/>
          <text:p text:style-name="P1">galax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22.717cm" svg:y1="21.066cm" svg:x2="23.352cm" svg:y2="21.066cm" draw:start-shape="id35" draw:start-glue-point="7" draw:end-shape="id36" draw:end-glue-point="3" svg:d="m22717 21066h635" svg:viewBox="0 0 636 1">
          <text:p text:style-name="P1">1</text:p>
        </draw:connector>
        <draw:custom-shape draw:style-name="gr2" draw:text-style-name="P2" xml:id="id38" draw:id="id38" draw:layer="layout" svg:width="3.302cm" svg:height="1.397cm" svg:x="27.416cm" svg:y="18.145cm">
          <text:p text:style-name="P1"><text:span text:style-name="T1">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7" draw:id="id37" draw:layer="layout" svg:width="3.683cm" svg:height="1.651cm" svg:x="27.543cm" svg:y="22.463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7.543cm" svg:y1="23.289cm" svg:x2="26.018cm" svg:y2="21.764cm" draw:start-shape="id37" draw:start-glue-point="6" draw:end-shape="id36" draw:end-glue-point="4" svg:d="m27543 23289h-1525v-1525" svg:viewBox="0 0 1526 1526">
          <text:p/>
        </draw:connector>
        <draw:connector draw:style-name="gr3" draw:text-style-name="P1" draw:layer="layout" svg:x1="27.416cm" svg:y1="18.844cm" svg:x2="25.891cm" svg:y2="20.368cm" draw:start-shape="id38" draw:start-glue-point="6" draw:end-shape="id36" draw:end-glue-point="6" svg:d="m27416 18844h-1525v1524" svg:viewBox="0 0 1526 1525">
          <text:p/>
        </draw:connector>
        <draw:connector draw:style-name="gr6" draw:text-style-name="P1" draw:layer="layout" svg:x1="9.192cm" svg:y1="17.002cm" svg:x2="10.525cm" svg:y2="7.159cm" draw:start-shape="id25" draw:start-glue-point="4" draw:end-shape="id2" draw:end-glue-point="8" svg:d="m9192 17002v-4921h1333v-4922" svg:viewBox="0 0 1334 9844">
          <text:p text:style-name="P1">N</text:p>
        </draw:connector>
        <draw:connector draw:style-name="gr7" draw:text-style-name="P1" draw:layer="layout" svg:x1="16.24cm" svg:y1="24.495cm" svg:x2="17.129cm" svg:y2="20.368cm" draw:start-shape="id31" draw:start-glue-point="7" draw:end-shape="id30" draw:end-glue-point="10" svg:d="m16240 24495h1391v-4127h-502" svg:viewBox="0 0 1392 4128">
          <text:p text:style-name="P1">1</text:p>
        </draw:connector>
        <draw:connector draw:style-name="gr8" draw:text-style-name="P1" draw:layer="layout" draw:line-skew="-0.514cm" svg:x1="19.669cm" svg:y1="15.351cm" svg:x2="20.559cm" svg:y2="3.92cm" draw:start-shape="id13" draw:start-glue-point="3" draw:end-shape="id9" draw:end-glue-point="9" svg:d="m19669 15351h-1016v-11431h1906" svg:viewBox="0 0 1907 11432">
          <text:p/>
        </draw:connector>
        <draw:connector draw:style-name="standard" draw:text-style-name="P1" draw:layer="layout" draw:line-skew="-2.477cm" svg:x1="21.067cm" svg:y1="4.555cm" svg:x2="19.669cm" svg:y2="10.906cm" draw:start-shape="id9" draw:start-glue-point="8" draw:end-shape="id10" draw:end-glue-point="3" svg:d="m21067 4555v636h-1900v5715h502" svg:viewBox="0 0 1901 6352">
          <text:p/>
        </draw:connector>
        <draw:connector draw:style-name="standard" draw:text-style-name="P1" draw:layer="layout" draw:line-skew="2.884cm" svg:x1="10.525cm" svg:y1="6.461cm" svg:x2="21.638cm" svg:y2="1.889cm" draw:start-shape="id2" draw:start-glue-point="1" draw:end-shape="id9" draw:end-glue-point="4" svg:d="m10525 6461h7493v-5073h3620v501" svg:viewBox="0 0 11114 5074">
          <text:p/>
        </draw:connector>
        <draw:connector draw:style-name="standard" draw:text-style-name="P1" draw:layer="layout" svg:x1="21.7cm" svg:y1="5.063cm" svg:x2="21.827cm" svg:y2="5.826cm" draw:start-shape="id9" draw:start-glue-point="10" draw:end-shape="id6" draw:end-glue-point="6" svg:d="m21700 5063v446h127v317" svg:viewBox="0 0 128 764">
          <text:p/>
        </draw:connector>
        <draw:connector draw:style-name="standard" draw:text-style-name="P1" draw:layer="layout" draw:line-skew="0.121cm -2.477cm" svg:x1="19.669cm" svg:y1="10.906cm" svg:x2="21.067cm" svg:y2="4.555cm" draw:start-shape="id10" draw:start-glue-point="3" draw:end-shape="id9" draw:end-glue-point="8" svg:d="m19669 10906h-381v-5715h1779v-636" svg:viewBox="0 0 1780 6352">
          <text:p/>
        </draw:connector>
        <draw:connector draw:style-name="standard" draw:text-style-name="P1" draw:layer="layout" draw:line-skew="-0.387cm" svg:x1="19.669cm" svg:y1="15.351cm" svg:x2="20.559cm" svg:y2="3.92cm" draw:start-shape="id13" draw:end-shape="id9" draw:end-glue-point="9" svg:d="m19669 15351h-889v-11431h1779" svg:viewBox="0 0 1780 11432">
          <text:p/>
        </draw:connector>
        <draw:frame draw:style-name="gr9" draw:layer="layout" svg:width="0.381cm" svg:height="0.963cm" svg:x="18.907cm" svg:y="7.731cm">
          <draw:text-box>
            <text:p>1</text:p>
          </draw:text-box>
        </draw:frame>
        <draw:frame draw:style-name="gr10" draw:layer="layout" svg:width="0.508cm" svg:height="1.012cm" svg:x="18.272cm" svg:y="8.493cm">
          <draw:text-box>
            <text:p>1</text:p>
          </draw:text-box>
        </draw:frame>
        <draw:frame draw:style-name="gr10" draw:layer="layout" svg:width="0.508cm" svg:height="1.012cm" svg:x="14.589cm" svg:y="5.957cm">
          <draw:text-box>
            <text:p>1</text:p>
          </draw:text-box>
        </draw:frame>
      </draw:page>
      <draw:page draw:name="page2" draw:style-name="dp1" draw:master-page-name="Default">
        <draw:custom-shape draw:style-name="gr11" draw:text-style-name="P2" draw:layer="layout" svg:width="6.477cm" svg:height="1.143cm" svg:x="1.408cm" svg:y="6.108cm">
          <text:p text:style-name="P1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6.477cm" svg:height="1.143cm" svg:x="8.112cm" svg:y="6.108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.477cm" svg:height="1.143cm" svg:x="1.409cm" svg:y="6.109cm">
          <text:p text:style-name="P1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6.477cm" svg:height="1.143cm" svg:x="14.843cm" svg:y="6.108cm">
          <text:p text:style-name="P1"><text:span text:style-name="T2">Address</text:span></text:p>
          <draw:enhanced-geometry svg:viewBox="0 0 21600 21600" draw:type="rectangle" draw:enhanced-path="M 0 0 L 21600 0 21600 21600 0 21600 0 0 Z N"/>
        </draw:custom-shape>
        <draw:frame draw:style-name="gr10" draw:layer="layout" svg:width="2.159cm" svg:height="1.012cm" svg:x="1.408cm" svg:y="5.092cm">
          <draw:text-box>
            <text:p text:style-name="P4">Bank</text:p>
          </draw:text-box>
        </draw:frame>
        <draw:custom-shape draw:style-name="gr11" draw:text-style-name="P2" draw:layer="layout" svg:width="6.477cm" svg:height="1.143cm" svg:x="1.408cm" svg:y="9.664cm">
          <text:p text:style-name="P1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6.477cm" svg:height="1.143cm" svg:x="8.112cm" svg:y="9.664cm">
          <text:p text:style-name="P1"><text:span text:style-name="T2">Address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40" draw:id="id40" draw:layer="layout" svg:width="6.477cm" svg:height="1.143cm" svg:x="1.409cm" svg:y="9.665cm">
          <draw:glue-point draw:id="4" svg:x="1.428cm" svg:y="4.75cm"/>
          <draw:glue-point draw:id="5" svg:x="3.192cm" svg:y="4.75cm"/>
          <draw:glue-point draw:id="6" svg:x="3.234cm" svg:y="-5.004cm"/>
          <text:p text:style-name="P1"><text:span text:style-name="T1">Branch 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4.826cm" svg:height="1.012cm" svg:x="1.027cm" svg:y="8.648cm">
          <draw:text-box>
            <text:p text:style-name="P4">Bank Branch</text:p>
          </draw:text-box>
        </draw:frame>
        <draw:custom-shape draw:style-name="gr11" draw:text-style-name="P2" draw:layer="layout" svg:width="6.477cm" svg:height="1.143cm" svg:x="1.408cm" svg:y="13.708cm">
          <text:p text:style-name="P1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6.477cm" svg:height="1.143cm" svg:x="8.112cm" svg:y="13.708cm">
          <text:p text:style-name="P1"><text:span text:style-name="T2">Balance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42" draw:id="id42" draw:layer="layout" svg:width="6.477cm" svg:height="1.143cm" svg:x="1.409cm" svg:y="13.709cm">
          <draw:glue-point draw:id="4" svg:x="3.822cm" svg:y="5.004cm"/>
          <draw:glue-point draw:id="5" svg:x="4.214cm" svg:y="-4.829cm"/>
          <text:p text:style-name="P1"><text:span text:style-name="T1">Account Number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6.477cm" svg:height="1.143cm" svg:x="14.843cm" svg:y="13.708cm">
          <text:p text:style-name="P1"><text:span text:style-name="T2">Type</text:span></text:p>
          <draw:enhanced-geometry svg:viewBox="0 0 21600 21600" draw:type="rectangle" draw:enhanced-path="M 0 0 L 21600 0 21600 21600 0 21600 0 0 Z N"/>
        </draw:custom-shape>
        <draw:frame draw:style-name="gr10" draw:layer="layout" svg:width="3.048cm" svg:height="1.012cm" svg:x="1.662cm" svg:y="12.692cm">
          <draw:text-box>
            <text:p text:style-name="P4">Account</text:p>
          </draw:text-box>
        </draw:frame>
        <draw:custom-shape draw:style-name="gr11" draw:text-style-name="P2" draw:layer="layout" svg:width="6.477cm" svg:height="1.143cm" svg:x="1.408cm" svg:y="17.708cm">
          <text:p text:style-name="P1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6.477cm" svg:height="1.143cm" svg:x="8.112cm" svg:y="17.708cm">
          <text:p text:style-name="P1"><text:span text:style-name="T2">Amoun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44" draw:id="id44" draw:layer="layout" svg:width="6.477cm" svg:height="1.143cm" svg:x="1.409cm" svg:y="17.709cm">
          <draw:glue-point draw:id="4" svg:x="3.822cm" svg:y="5.004cm"/>
          <draw:glue-point draw:id="5" svg:x="4.214cm" svg:y="-5.013cm"/>
          <text:p text:style-name="P1"><text:span text:style-name="T1">Loan 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6.477cm" svg:height="1.143cm" svg:x="14.843cm" svg:y="17.708cm">
          <text:p text:style-name="P1"><text:span text:style-name="T2">Type</text:span></text:p>
          <draw:enhanced-geometry svg:viewBox="0 0 21600 21600" draw:type="rectangle" draw:enhanced-path="M 0 0 L 21600 0 21600 21600 0 21600 0 0 Z N"/>
        </draw:custom-shape>
        <draw:frame draw:style-name="gr10" draw:layer="layout" svg:width="2.159cm" svg:height="1.012cm" svg:x="1.535cm" svg:y="16.776cm">
          <draw:text-box>
            <text:p text:style-name="P4">Loan</text:p>
          </draw:text-box>
        </draw:frame>
        <draw:custom-shape draw:style-name="gr11" draw:text-style-name="P2" draw:layer="layout" svg:width="6.477cm" svg:height="1.143cm" svg:x="1.408cm" svg:y="22.208cm">
          <text:p text:style-name="P1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6.477cm" svg:height="1.143cm" svg:x="8.112cm" svg:y="22.208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.477cm" svg:height="1.143cm" svg:x="1.409cm" svg:y="22.209cm">
          <text:p text:style-name="P1"><text:span text:style-name="T1">Social Security Number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6.477cm" svg:height="1.143cm" svg:x="14.843cm" svg:y="22.208cm">
          <text:p text:style-name="P1"><text:span text:style-name="T2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layer="layout" svg:width="5.08cm" svg:height="1.012cm" svg:x="-0.116cm" svg:y="21.221cm">
          <draw:text-box>
            <text:p text:style-name="P4">Customer</text:p>
          </draw:text-box>
        </draw:frame>
        <draw:frame draw:style-name="gr1" draw:layer="layout" svg:width="9.779cm" svg:height="1.675cm" svg:x="1.255cm" svg:y="1.255cm">
          <draw:text-box>
            <text:p>Eric Rouse, Assignment 1 Problem 2:</text:p>
          </draw:text-box>
        </draw:frame>
        <draw:custom-shape draw:style-name="gr11" draw:text-style-name="P3" draw:layer="layout" svg:width="6.477cm" svg:height="1.143cm" svg:x="21.644cm" svg:y="22.209cm">
          <text:p text:style-name="P1"><text:span text:style-name="T2">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xml:id="id41" draw:id="id41" draw:layer="layout" svg:width="6.477cm" svg:height="1.143cm" svg:x="14.913cm" svg:y="9.665cm">
          <text:p text:style-name="P1"><text:span text:style-name="T2">Accounts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43" draw:id="id43" draw:layer="layout" svg:width="6.477cm" svg:height="1.143cm" svg:x="21.713cm" svg:y="9.665cm">
          <text:p text:style-name="P1"><text:span text:style-name="T2">Loans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39" draw:id="id39" draw:layer="layout" svg:width="6.477cm" svg:height="1.143cm" svg:x="21.644cm" svg:y="6.109cm">
          <text:p text:style-name="P1"><text:span text:style-name="T2">Branches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24.882cm" svg:y1="7.252cm" svg:x2="6.741cm" svg:y2="9.665cm" draw:start-shape="id39" draw:start-glue-point="2" draw:end-shape="id40" draw:end-glue-point="6" svg:d="m24882 7252v1206h-18141v1207" svg:viewBox="0 0 18142 2414">
          <text:p/>
        </draw:connector>
        <draw:connector draw:style-name="gr12" draw:text-style-name="P1" draw:layer="layout" svg:x1="18.151cm" svg:y1="10.808cm" svg:x2="7.376cm" svg:y2="13.729cm" draw:start-shape="id41" draw:start-glue-point="2" draw:end-shape="id42" draw:end-glue-point="5" svg:d="m18151 10808v1450h-10775v1471" svg:viewBox="0 0 10776 2922">
          <text:p/>
        </draw:connector>
        <draw:connector draw:style-name="gr12" draw:text-style-name="P1" draw:layer="layout" draw:line-skew="1.756cm" svg:x1="24.951cm" svg:y1="10.808cm" svg:x2="7.376cm" svg:y2="17.709cm" draw:start-shape="id43" draw:start-glue-point="2" draw:end-shape="id44" draw:end-glue-point="5" svg:d="m24951 10808v5206h-17575v1695" svg:viewBox="0 0 17576 6902">
          <text:p/>
        </draw:connector>
        <draw:custom-shape draw:style-name="gr11" draw:text-style-name="P3" xml:id="id45" draw:id="id45" draw:layer="layout" svg:width="6.477cm" svg:height="1.143cm" svg:x="28.363cm" svg:y="22.182cm">
          <text:p text:style-name="P1"><text:span text:style-name="T2">Accounts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46" draw:id="id46" draw:layer="layout" svg:width="6.477cm" svg:height="1.143cm" svg:x="35.163cm" svg:y="22.182cm">
          <text:p text:style-name="P1"><text:span text:style-name="T2">Loans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line-skew="-3.038cm" svg:x1="31.601cm" svg:y1="22.182cm" svg:x2="7.122cm" svg:y2="14.851cm" draw:start-shape="id45" draw:start-glue-point="0" draw:end-shape="id42" draw:end-glue-point="4" svg:d="m31601 22182v-6704h-24479v-627" svg:viewBox="0 0 24480 7332">
          <text:p/>
        </draw:connector>
        <draw:connector draw:style-name="gr12" draw:text-style-name="P1" draw:layer="layout" svg:x1="38.401cm" svg:y1="22.182cm" svg:x2="7.122cm" svg:y2="18.851cm" draw:start-shape="id46" draw:start-glue-point="0" draw:end-shape="id44" draw:end-glue-point="4" svg:d="m38401 22182v-1666h-31279v-1665" svg:viewBox="0 0 31280 3332">
          <text:p/>
        </draw:connector>
      </draw:page>
      <draw:page draw:name="page3" draw:style-name="dp1" draw:master-page-name="Default">
        <draw:frame draw:style-name="gr1" draw:layer="layout" svg:width="9.779cm" svg:height="1.675cm" svg:x="1.256cm" svg:y="1.256cm">
          <draw:text-box>
            <text:p>Eric Rouse, Assignment 1 Problem 3:</text:p>
          </draw:text-box>
        </draw:frame>
        <draw:custom-shape draw:style-name="gr2" draw:text-style-name="P1" xml:id="id51" draw:id="id51" draw:layer="layout" svg:width="3.302cm" svg:height="1.397cm" svg:x="21.193cm" svg:y="2.905cm">
          <text:p text:style-name="P1">addr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8" draw:id="id48" draw:layer="layout" svg:width="2.921cm" svg:height="3.302cm" svg:x="12.684cm" svg:y="4.556cm">
          <draw:glue-point draw:id="8" svg:x="4.566cm" svg:y="-0.384cm"/>
          <draw:glue-point draw:id="9" svg:x="-3.693cm" svg:y="1.153cm"/>
          <text:p text:style-name="P1">publish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" draw:layer="layout" svg:x1="6.334cm" svg:y1="6.207cm" svg:x2="12.684cm" svg:y2="6.207cm" draw:start-shape="id47" draw:start-glue-point="1" draw:end-shape="id48" draw:end-glue-point="5" svg:d="m6334 6207h6350" svg:viewBox="0 0 6351 1">
          <text:p text:style-name="P1">1</text:p>
        </draw:connector>
        <draw:custom-shape draw:style-name="gr2" draw:text-style-name="P1" xml:id="id49" draw:id="id49" draw:layer="layout" svg:width="4.318cm" svg:height="1.397cm" svg:x="20.685cm" svg:y="5.445cm">
          <draw:glue-point draw:id="4" svg:x="-5cm" svg:y="-0.45cm"/>
          <draw:glue-point draw:id="5" svg:x="-1.764cm" svg:y="-4.996cm"/>
          <draw:glue-point draw:id="6" svg:x="1.764cm" svg:y="-4.996cm"/>
          <draw:glue-point draw:id="7" svg:x="3.823cm" svg:y="-4.996cm"/>
          <draw:glue-point draw:id="8" svg:x="5cm" svg:y="5.003cm"/>
          <draw:glue-point draw:id="9" svg:x="-5cm" svg:y="0.458cm"/>
          <text:p text:style-name="P1">publish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20.685cm" svg:y1="6.206cm" svg:x2="15.605cm" svg:y2="6.207cm" draw:start-shape="id49" draw:start-glue-point="9" draw:end-shape="id48" draw:end-glue-point="7" svg:d="m20685 6206h-2540v1h-2540" svg:viewBox="0 0 5081 2">
          <text:p text:style-name="P1">N</text:p>
        </draw:connector>
        <draw:connector draw:style-name="standard" draw:text-style-name="P1" draw:layer="layout" svg:x1="20.685cm" svg:y1="6.081cm" svg:x2="15.477cm" svg:y2="6.081cm" draw:start-shape="id49" draw:start-glue-point="4" draw:end-shape="id48" draw:end-glue-point="8" svg:d="m20685 6081h-5208" svg:viewBox="0 0 5209 1">
          <text:p/>
        </draw:connector>
        <draw:connector draw:style-name="standard" draw:text-style-name="P1" draw:layer="layout" svg:x1="4.175cm" svg:y1="4.62cm" svg:x2="4.175cm" svg:y2="5.509cm" draw:start-shape="id50" draw:start-glue-point="8" draw:end-shape="id47" draw:end-glue-point="0" svg:d="m4175 4620v889" svg:viewBox="0 0 1 890">
          <text:p/>
        </draw:connector>
        <draw:custom-shape draw:style-name="gr2" draw:text-style-name="P1" xml:id="id47" draw:id="id47" draw:layer="layout" svg:width="4.318cm" svg:height="1.397cm" svg:x="2.016cm" svg:y="5.509cm">
          <draw:glue-point draw:id="4" svg:x="-3.529cm" svg:y="5.003cm"/>
          <draw:glue-point draw:id="5" svg:x="-1.764cm" svg:y="5.003cm"/>
          <draw:glue-point draw:id="6" svg:x="1.764cm" svg:y="5.003cm"/>
          <draw:glue-point draw:id="7" svg:x="3.529cm" svg:y="5.003cm"/>
          <draw:glue-point draw:id="8" svg:x="5cm" svg:y="5.003cm"/>
          <draw:glue-point draw:id="9" svg:x="5cm" svg:y="0.909cm"/>
          <text:p text:style-name="P1">boo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0" draw:id="id50" draw:layer="layout" svg:width="3.302cm" svg:height="1.397cm" svg:x="2.524cm" svg:y="3.223cm">
          <text:p text:style-name="P1"><text:span text:style-name="T1">b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3" draw:id="id53" draw:layer="layout" svg:width="3.302cm" svg:height="1.397cm" svg:x="17.256cm" svg:y="2.905cm">
          <text:p text:style-name="P1"><text:span text:style-name="T1">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2" draw:id="id52" draw:layer="layout" svg:width="3.302cm" svg:height="1.397cm" svg:x="25.13cm" svg:y="2.905cm">
          <text:p text:style-name="P1">ph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standard" draw:text-style-name="P1" draw:layer="layout" svg:x1="22.844cm" svg:y1="4.302cm" svg:x2="22.844cm" svg:y2="5.445cm" draw:start-shape="id51" draw:start-glue-point="8" draw:end-shape="id49" draw:end-glue-point="0" svg:d="m22844 4302v1143" svg:viewBox="0 0 1 1144">
          <text:p/>
        </draw:connector>
        <draw:connector draw:style-name="standard" draw:text-style-name="P1" draw:layer="layout" svg:x1="23.605cm" svg:y1="5.446cm" svg:x2="26.781cm" svg:y2="4.302cm" draw:start-shape="id49" draw:start-glue-point="6" draw:end-shape="id52" draw:end-glue-point="8" svg:d="m23605 5446v-573h3176v-571" svg:viewBox="0 0 3177 1145">
          <text:p/>
        </draw:connector>
        <draw:connector draw:style-name="standard" draw:text-style-name="P1" draw:layer="layout" svg:x1="22.083cm" svg:y1="5.446cm" svg:x2="20.075cm" svg:y2="4.098cm" draw:start-shape="id49" draw:start-glue-point="5" draw:end-shape="id53" draw:end-glue-point="9" svg:d="m22083 5446v-573h-2008v-775" svg:viewBox="0 0 2009 1349">
          <text:p/>
        </draw:connector>
        <draw:custom-shape draw:style-name="gr2" draw:text-style-name="P2" xml:id="id56" draw:id="id56" draw:layer="layout" svg:width="3.302cm" svg:height="1.397cm" svg:x="18.145cm" svg:y="7.985cm">
          <text:p text:style-name="P2"><text:span text:style-name="T1">branch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4" draw:id="id54" draw:layer="layout" svg:width="2.921cm" svg:height="3.302cm" svg:x="9.636cm" svg:y="9.636cm">
          <draw:glue-point draw:id="8" svg:x="4.566cm" svg:y="-0.384cm"/>
          <draw:glue-point draw:id="9" svg:x="-3.693cm" svg:y="1.153cm"/>
          <text:p text:style-name="P1">branch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svg:x1="4.936cm" svg:y1="6.905cm" svg:x2="9.636cm" svg:y2="11.287cm" draw:start-shape="id47" draw:start-glue-point="6" draw:end-shape="id54" draw:end-glue-point="5" svg:d="m4936 6905v4382h4700" svg:viewBox="0 0 4701 4383">
          <text:p text:style-name="P1">M</text:p>
        </draw:connector>
        <draw:custom-shape draw:style-name="gr2" draw:text-style-name="P1" xml:id="id55" draw:id="id55" draw:layer="layout" svg:width="4.318cm" svg:height="1.397cm" svg:x="17.637cm" svg:y="10.525cm">
          <draw:glue-point draw:id="4" svg:x="-5cm" svg:y="-0.45cm"/>
          <draw:glue-point draw:id="5" svg:x="-1.764cm" svg:y="-4.996cm"/>
          <draw:glue-point draw:id="6" svg:x="1.764cm" svg:y="-4.996cm"/>
          <draw:glue-point draw:id="7" svg:x="3.823cm" svg:y="-4.996cm"/>
          <draw:glue-point draw:id="8" svg:x="5cm" svg:y="5.003cm"/>
          <draw:glue-point draw:id="9" svg:x="-5cm" svg:y="0.458cm"/>
          <text:p text:style-name="P1">copi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17.637cm" svg:y1="11.286cm" svg:x2="12.557cm" svg:y2="11.287cm" draw:start-shape="id55" draw:start-glue-point="9" draw:end-shape="id54" draw:end-glue-point="7" svg:d="m17637 11286h-2540v1h-2540" svg:viewBox="0 0 5081 2">
          <text:p text:style-name="P1">N</text:p>
        </draw:connector>
        <draw:custom-shape draw:style-name="gr2" draw:text-style-name="P1" xml:id="id57" draw:id="id57" draw:layer="layout" svg:width="3.302cm" svg:height="1.397cm" svg:x="22.082cm" svg:y="7.985cm">
          <text:p text:style-name="P1">no_copi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standard" draw:text-style-name="P1" draw:layer="layout" svg:x1="19.796cm" svg:y1="9.382cm" svg:x2="19.796cm" svg:y2="10.525cm" draw:start-shape="id56" draw:start-glue-point="8" draw:end-shape="id55" draw:end-glue-point="0" svg:d="m19796 9382v1143" svg:viewBox="0 0 1 1144">
          <text:p/>
        </draw:connector>
        <draw:connector draw:style-name="standard" draw:text-style-name="P1" draw:layer="layout" svg:x1="20.557cm" svg:y1="10.526cm" svg:x2="23.733cm" svg:y2="9.382cm" draw:start-shape="id55" draw:start-glue-point="6" draw:end-shape="id57" draw:end-glue-point="8" svg:d="m20557 10526v-573h3176v-571" svg:viewBox="0 0 3177 1145">
          <text:p/>
        </draw:connector>
        <draw:custom-shape draw:style-name="gr2" draw:text-style-name="P1" xml:id="id59" draw:id="id59" draw:layer="layout" svg:width="3.302cm" svg:height="1.397cm" svg:x="16.494cm" svg:y="13.446cm">
          <text:p text:style-name="P1">addr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8" draw:id="id58" draw:layer="layout" svg:width="4.318cm" svg:height="1.397cm" svg:x="15.986cm" svg:y="15.986cm">
          <draw:glue-point draw:id="4" svg:x="-5cm" svg:y="-0.45cm"/>
          <draw:glue-point draw:id="5" svg:x="-1.764cm" svg:y="-4.996cm"/>
          <draw:glue-point draw:id="6" svg:x="1.764cm" svg:y="-4.996cm"/>
          <draw:glue-point draw:id="7" svg:x="3.823cm" svg:y="-4.996cm"/>
          <draw:glue-point draw:id="8" svg:x="5cm" svg:y="5.003cm"/>
          <draw:glue-point draw:id="9" svg:x="-5cm" svg:y="0.458cm"/>
          <text:p text:style-name="P1">librar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svg:x1="15.986cm" svg:y1="16.747cm" svg:x2="11.097cm" svg:y2="12.938cm" draw:start-shape="id58" draw:start-glue-point="9" draw:end-shape="id54" draw:end-glue-point="6" svg:d="m15986 16747h-4889v-3809" svg:viewBox="0 0 4890 3810">
          <text:p text:style-name="P1">N</text:p>
        </draw:connector>
        <draw:custom-shape draw:style-name="gr2" draw:text-style-name="P2" xml:id="id61" draw:id="id61" draw:layer="layout" svg:width="3.302cm" svg:height="1.397cm" svg:x="12.557cm" svg:y="13.446cm">
          <text:p text:style-name="P1"><text:span text:style-name="T1">branch_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0" draw:id="id60" draw:layer="layout" svg:width="3.302cm" svg:height="1.397cm" svg:x="20.431cm" svg:y="13.446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standard" draw:text-style-name="P1" draw:layer="layout" svg:x1="18.145cm" svg:y1="14.843cm" svg:x2="18.145cm" svg:y2="15.986cm" draw:start-shape="id59" draw:start-glue-point="8" draw:end-shape="id58" draw:end-glue-point="0" svg:d="m18145 14843v1143" svg:viewBox="0 0 1 1144">
          <text:p/>
        </draw:connector>
        <draw:connector draw:style-name="standard" draw:text-style-name="P1" draw:layer="layout" svg:x1="18.906cm" svg:y1="15.987cm" svg:x2="22.082cm" svg:y2="14.843cm" draw:start-shape="id58" draw:start-glue-point="6" draw:end-shape="id60" draw:end-glue-point="8" svg:d="m18906 15987v-573h3176v-571" svg:viewBox="0 0 3177 1145">
          <text:p/>
        </draw:connector>
        <draw:connector draw:style-name="standard" draw:text-style-name="P1" draw:layer="layout" svg:x1="17.384cm" svg:y1="15.987cm" svg:x2="15.376cm" svg:y2="14.639cm" draw:start-shape="id58" draw:start-glue-point="5" draw:end-shape="id61" draw:end-glue-point="9" svg:d="m17384 15987v-573h-2008v-775" svg:viewBox="0 0 2009 1349">
          <text:p/>
        </draw:connector>
        <draw:custom-shape draw:style-name="gr2" draw:text-style-name="P2" xml:id="id64" draw:id="id64" draw:layer="layout" svg:width="3.302cm" svg:height="1.397cm" svg:x="34.909cm" svg:y="4.048cm">
          <text:p text:style-name="P2"><text:span text:style-name="T1">author_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3" draw:id="id63" draw:layer="layout" svg:width="2.921cm" svg:height="3.302cm" svg:x="26.4cm" svg:y="5.699cm">
          <draw:glue-point draw:id="8" svg:x="4.566cm" svg:y="-0.384cm"/>
          <draw:glue-point draw:id="9" svg:x="-3.693cm" svg:y="1.153cm"/>
          <text:p text:style-name="P1">identity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62" draw:id="id62" draw:layer="layout" svg:width="4.318cm" svg:height="1.397cm" svg:x="34.401cm" svg:y="6.588cm">
          <draw:glue-point draw:id="4" svg:x="-5cm" svg:y="-0.45cm"/>
          <draw:glue-point draw:id="5" svg:x="-1.764cm" svg:y="-4.996cm"/>
          <draw:glue-point draw:id="6" svg:x="1.764cm" svg:y="-4.996cm"/>
          <draw:glue-point draw:id="7" svg:x="3.823cm" svg:y="-4.996cm"/>
          <draw:glue-point draw:id="8" svg:x="5cm" svg:y="5.003cm"/>
          <draw:glue-point draw:id="9" svg:x="-5cm" svg:y="0.458cm"/>
          <text:p text:style-name="P1">auth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34.401cm" svg:y1="7.349cm" svg:x2="29.321cm" svg:y2="7.35cm" draw:start-shape="id62" draw:start-glue-point="9" draw:end-shape="id63" draw:end-glue-point="7" svg:d="m34401 7349h-2540v1h-2540" svg:viewBox="0 0 5081 2">
          <text:p text:style-name="P1">N</text:p>
        </draw:connector>
        <draw:connector draw:style-name="standard" draw:text-style-name="P1" draw:layer="layout" svg:x1="34.401cm" svg:y1="7.224cm" svg:x2="29.193cm" svg:y2="7.224cm" draw:start-shape="id62" draw:start-glue-point="4" draw:end-shape="id63" draw:end-glue-point="8" svg:d="m34401 7224h-5208" svg:viewBox="0 0 5209 1">
          <text:p/>
        </draw:connector>
        <draw:connector draw:style-name="standard" draw:text-style-name="P1" draw:layer="layout" svg:x1="36.56cm" svg:y1="5.445cm" svg:x2="36.56cm" svg:y2="6.588cm" draw:start-shape="id64" draw:start-glue-point="8" draw:end-shape="id62" draw:end-glue-point="0" svg:d="m36560 5445v1143" svg:viewBox="0 0 1 1144">
          <text:p/>
        </draw:connector>
        <draw:custom-shape draw:style-name="gr2" draw:text-style-name="P3" xml:id="id67" draw:id="id67" draw:layer="layout" svg:width="3.302cm" svg:height="1.397cm" svg:x="34.655cm" svg:y="10.525cm">
          <text:p text:style-name="P3"><text:span text:style-name="T2">date_o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5" draw:id="id65" draw:layer="layout" svg:width="2.921cm" svg:height="3.302cm" svg:x="26.146cm" svg:y="12.176cm">
          <draw:glue-point draw:id="8" svg:x="4.566cm" svg:y="-0.384cm"/>
          <draw:glue-point draw:id="9" svg:x="-3.693cm" svg:y="1.153cm"/>
          <text:p text:style-name="P1">loan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" draw:layer="layout" draw:line-skew="0.318cm" svg:x1="21.955cm" svg:y1="11.223cm" svg:x2="26.146cm" svg:y2="13.827cm" draw:start-shape="id55" draw:start-glue-point="1" draw:end-shape="id65" draw:end-glue-point="5" svg:d="m21955 11223h2413v2604h1778" svg:viewBox="0 0 4192 2605">
          <text:p text:style-name="P1">M</text:p>
        </draw:connector>
        <draw:custom-shape draw:style-name="gr2" draw:text-style-name="P1" xml:id="id66" draw:id="id66" draw:layer="layout" svg:width="4.318cm" svg:height="1.397cm" svg:x="34.147cm" svg:y="13.065cm">
          <draw:glue-point draw:id="4" svg:x="-5cm" svg:y="-0.45cm"/>
          <draw:glue-point draw:id="5" svg:x="-1.764cm" svg:y="-4.996cm"/>
          <draw:glue-point draw:id="6" svg:x="1.764cm" svg:y="-4.996cm"/>
          <draw:glue-point draw:id="7" svg:x="3.823cm" svg:y="-4.996cm"/>
          <draw:glue-point draw:id="8" svg:x="5cm" svg:y="5.003cm"/>
          <draw:glue-point draw:id="9" svg:x="-5cm" svg:y="0.458cm"/>
          <text:p text:style-name="P1">loan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34.147cm" svg:y1="13.826cm" svg:x2="29.067cm" svg:y2="13.827cm" draw:start-shape="id66" draw:start-glue-point="9" draw:end-shape="id65" draw:end-glue-point="7" svg:d="m34147 13826h-2540v1h-2540" svg:viewBox="0 0 5081 2">
          <text:p text:style-name="P1">N</text:p>
        </draw:connector>
        <draw:custom-shape draw:style-name="gr2" draw:text-style-name="P1" xml:id="id68" draw:id="id68" draw:layer="layout" svg:width="3.302cm" svg:height="1.397cm" svg:x="38.592cm" svg:y="10.525cm">
          <text:p text:style-name="P1">date_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standard" draw:text-style-name="P1" draw:layer="layout" svg:x1="36.306cm" svg:y1="11.922cm" svg:x2="36.306cm" svg:y2="13.065cm" draw:start-shape="id67" draw:start-glue-point="8" draw:end-shape="id66" draw:end-glue-point="0" svg:d="m36306 11922v1143" svg:viewBox="0 0 1 1144">
          <text:p/>
        </draw:connector>
        <draw:connector draw:style-name="standard" draw:text-style-name="P1" draw:layer="layout" svg:x1="37.067cm" svg:y1="13.066cm" svg:x2="40.243cm" svg:y2="11.922cm" draw:start-shape="id66" draw:start-glue-point="6" draw:end-shape="id68" draw:end-glue-point="8" svg:d="m37067 13066v-573h3176v-571" svg:viewBox="0 0 3177 1145">
          <text:p/>
        </draw:connector>
        <draw:custom-shape draw:style-name="gr2" draw:text-style-name="P1" xml:id="id70" draw:id="id70" draw:layer="layout" svg:width="3.302cm" svg:height="1.397cm" svg:x="31.734cm" svg:y="18.018cm">
          <text:p text:style-name="P1">addr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9" draw:id="id69" draw:layer="layout" svg:width="4.318cm" svg:height="1.397cm" svg:x="31.226cm" svg:y="20.558cm">
          <draw:glue-point draw:id="4" svg:x="-5cm" svg:y="-0.45cm"/>
          <draw:glue-point draw:id="5" svg:x="-1.764cm" svg:y="-4.996cm"/>
          <draw:glue-point draw:id="6" svg:x="1.764cm" svg:y="-4.996cm"/>
          <draw:glue-point draw:id="7" svg:x="3.823cm" svg:y="-4.996cm"/>
          <draw:glue-point draw:id="8" svg:x="5cm" svg:y="5.003cm"/>
          <draw:glue-point draw:id="9" svg:x="-5cm" svg:y="0.458cm"/>
          <text:p text:style-name="P1">borrow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31.226cm" svg:y1="21.319cm" svg:x2="27.607cm" svg:y2="15.478cm" draw:start-shape="id69" draw:start-glue-point="9" draw:end-shape="id65" draw:end-glue-point="6" svg:d="m31226 21319h-3619v-5841" svg:viewBox="0 0 3620 5842">
          <text:p text:style-name="P1">N</text:p>
        </draw:connector>
        <draw:custom-shape draw:style-name="gr2" draw:text-style-name="P2" xml:id="id72" draw:id="id72" draw:layer="layout" svg:width="3.302cm" svg:height="1.397cm" svg:x="27.797cm" svg:y="18.018cm">
          <text:p text:style-name="P1"><text:span text:style-name="T1">card_n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1" draw:id="id71" draw:layer="layout" svg:width="3.302cm" svg:height="1.397cm" svg:x="35.671cm" svg:y="18.018cm">
          <text:p text:style-name="P1">ph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standard" draw:text-style-name="P1" draw:layer="layout" svg:x1="33.385cm" svg:y1="19.415cm" svg:x2="33.385cm" svg:y2="20.558cm" draw:start-shape="id70" draw:start-glue-point="8" draw:end-shape="id69" draw:end-glue-point="0" svg:d="m33385 19415v1143" svg:viewBox="0 0 1 1144">
          <text:p/>
        </draw:connector>
        <draw:connector draw:style-name="standard" draw:text-style-name="P1" draw:layer="layout" svg:x1="34.146cm" svg:y1="20.559cm" svg:x2="37.322cm" svg:y2="19.415cm" draw:start-shape="id69" draw:start-glue-point="6" draw:end-shape="id71" draw:end-glue-point="8" svg:d="m34146 20559v-573h3176v-571" svg:viewBox="0 0 3177 1145">
          <text:p/>
        </draw:connector>
        <draw:connector draw:style-name="standard" draw:text-style-name="P1" draw:layer="layout" svg:x1="32.624cm" svg:y1="20.559cm" svg:x2="30.616cm" svg:y2="19.211cm" draw:start-shape="id69" draw:start-glue-point="5" draw:end-shape="id72" draw:end-glue-point="9" svg:d="m32624 20559v-573h-2008v-775" svg:viewBox="0 0 2009 1349">
          <text:p/>
        </draw:connector>
        <draw:connector draw:style-name="standard" draw:text-style-name="P1" draw:layer="layout" draw:line-skew="0cm 1.341cm" svg:x1="26.4cm" svg:y1="7.35cm" svg:x2="5.698cm" svg:y2="6.905cm" draw:start-shape="id63" draw:start-glue-point="5" draw:end-shape="id47" draw:end-glue-point="7" svg:d="m26400 7350h-10033v1397h-10669v-1842" svg:viewBox="0 0 20703 1843">
          <text:p text:style-name="P1">1</text:p>
        </draw:connector>
        <draw:custom-shape draw:style-name="gr2" draw:text-style-name="P1" xml:id="id73" draw:id="id73" draw:layer="layout" svg:width="3.302cm" svg:height="1.397cm" svg:x="31.734cm" svg:y="23.479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standard" draw:text-style-name="P1" draw:layer="layout" svg:x1="33.385cm" svg:y1="23.479cm" svg:x2="33.385cm" svg:y2="21.955cm" draw:start-shape="id73" draw:start-glue-point="4" draw:end-shape="id69" draw:end-glue-point="2" svg:d="m33385 23479v-1524" svg:viewBox="0 0 1 15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right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.027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trest</svg:title>
      </draw:layer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31T10:19:04.35</meta:creation-date>
    <dc:date>2013-02-03T07:09:16.63</dc:date>
    <meta:editing-duration>P1DT2M26S</meta:editing-duration>
    <meta:editing-cycles>8</meta:editing-cycles>
    <meta:generator>LibreOffice/3.6$Windows_x86 LibreOffice_project/2ef5aff-a6fb0ff-166bdff-cf087ad-0f1389</meta:generator>
    <meta:document-statistic meta:object-count="175"/>
  </office:meta>
</office:document-meta>
</file>